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" fo:font-size="24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" fo:font-size="18pt" fo:font-style="normal" style:text-underline-style="none" fo:font-weight="bold" style:text-blinking="false" fo:background-color="transparent"/>
    </style:style>
    <style:style style:name="P3" style:family="paragraph" style:parent-style-name="Heading_20_2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" fo:font-size="18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left="0.291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loext:graphic-properties draw:fill="none" draw:fill-color="#ffffff"/>
      <style:paragraph-properties fo:margin-left="0.291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loext:graphic-properties draw:fill="none" draw:fill-color="#ffffff"/>
      <style:paragraph-properties fo:margin-left="0.291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7">
      <loext:graphic-properties draw:fill="none" draw:fill-color="#ffffff"/>
      <style:paragraph-properties fo:margin-left="0.291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9">
      <loext:graphic-properties draw:fill="none" draw:fill-color="#ffffff"/>
      <style:paragraph-properties fo:margin-left="0.291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1">
      <loext:graphic-properties draw:fill="none" draw:fill-color="#ffffff"/>
      <style:paragraph-properties fo:margin-left="0.291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left="0.847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19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weight="normal"/>
    </style:style>
    <style:style style:name="T1" style:family="text"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b1c1d" loext:opacity="100%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cf01f32e-7fff-bf64-9851-1f04774ddbe8"/>Integrating Graphics4D with MicroPython (Native Module)</text:h>
      <text:p text:style-name="P4">This guide explains how to build a MicroPython firmware that includes the Graphics4D C++ library as a native, built-in module. This is the recommended and most efficient method.</text:p>
      <text:h text:style-name="P2" text:outline-level="2">Files</text:h>
      <text:list text:style-name="L1">
        <text:list-item>
          <text:p text:style-name="P5">Graphics4D.cpp / Graphics4D.h: Your original C++ library files.</text:p>
        </text:list-item>
        <text:list-item>
          <text:p text:style-name="P5">graphics4d_micropython_wrapper.cpp: A C++ wrapper that uses the MicroPython C API to expose Graphics4D functions directly to the Python interpreter.</text:p>
        </text:list-item>
        <text:list-item>
          <text:p text:style-name="P6">micropython.mk: A makefile for the MicroPython build system.</text:p>
        </text:list-item>
      </text:list>
      <text:h text:style-name="P3" text:outline-level="2">Build Instructions</text:h>
      <text:list text:style-name="L2">
        <text:list-item>
          <text:p text:style-name="P13">Place Files:</text:p>
        </text:list-item>
      </text:list>
      <text:list text:style-name="L3">
        <text:list-item>
          <text:p text:style-name="P7">Create a new directory for your module within your MicroPython port's directory (e.g., micropython/ports/stm32/modules/graphics4d).</text:p>
        </text:list-item>
        <text:list-item>
          <text:p text:style-name="P7">Place Graphics4D.cpp, Graphics4D.h (and any other headers it needs), graphics4d_micropython_wrapper.cpp, and micropython.mk into this new directory.</text:p>
        </text:list-item>
      </text:list>
      <text:list text:style-name="L4">
        <text:list-item>
          <text:p text:style-name="P14">Enable the Module in the Port Makefile:</text:p>
        </text:list-item>
      </text:list>
      <text:list text:style-name="L5">
        <text:list-item>
          <text:p text:style-name="P8">Edit the Makefile for your specific MicroPython port (e.g., micropython/ports/stm32/Makefile).</text:p>
        </text:list-item>
        <text:list-item>
          <text:p text:style-name="P9">Find the USER_C_MODULES variable and add the path to your module directory. You might need to create it if it doesn't exist.</text:p>
        </text:list-item>
      </text:list>
      <text:p text:style-name="P18"><text:span text:style-name="T1"># Example for stm32 port Makefile<text:line-break/>USER_C_MODULES = ../../../modules/graphics4d</text:span><text:span text:style-name="T2"/></text:p>
      <text:list text:style-name="L6">
        <text:list-item>
          <text:p text:style-name="P15">Ensure C++ is Enabled:</text:p>
        </text:list-item>
      </text:list>
      <text:list text:style-name="L7">
        <text:list-item>
          <text:p text:style-name="P10">Your MicroPython port must be configured to compile C++ code. This is often enabled by default on many ports when .cpp files are detected. If you encounter errors, you may need to adjust your toolchain settings.</text:p>
        </text:list-item>
      </text:list>
      <text:list text:style-name="L8">
        <text:list-item>
          <text:p text:style-name="P16">Build MicroPython:</text:p>
        </text:list-item>
      </text:list>
      <text:list text:style-name="L9">
        <text:list-item>
          <text:p text:style-name="P11">Navigate to your port's directory (e.g., micropython/ports/stm32).</text:p>
        </text:list-item>
        <text:list-item>
          <text:p text:style-name="P11">Clean and rebuild the firmware: make clean &amp;&amp; make</text:p>
        </text:list-item>
      </text:list>
      <text:list text:style-name="L10">
        <text:list-item>
          <text:p text:style-name="P17">Flash Firmware:</text:p>
        </text:list-item>
      </text:list>
      <text:list text:style-name="L11">
        <text:list-item>
          <text:p text:style-name="P12"><text:soft-page-break/>Flash the newly built firmware onto your device.</text:p>
        </text:list-item>
      </text:list>
      <text:h text:style-name="P3" text:outline-level="2">Usage in MicroPython</text:h>
      <text:p text:style-name="P4">Once the firmware is flashed, you can import and use the Graphics4D library directly in your MicroPython scripts. No ctypes or external .py files are needed.</text:p>
      <text:p text:style-name="P19"><text:span text:style-name="T1">import graphics4d<text:line-break/>import time<text:line-break/><text:line-break/># Colors (example for RGB565)<text:line-break/>WHITE = 0xFFFF<text:line-break/>RED   = 0xF800<text:line-break/>GREEN = 0x07E0<text:line-break/>BLUE  = 0x001F<text:line-break/>BLACK = 0x0000<text:line-break/><text:line-break/>try:<text:line-break/></text:span><text:span text:style-name="T3">    </text:span><text:span text:style-name="T1"># Create an instance of the Graphics4D class<text:line-break/></text:span><text:span text:style-name="T3">    </text:span><text:span text:style-name="T1">gfx = graphics4d.Graphics4D()<text:line-break/></text:span><text:span text:style-name="T3">    </text:span><text:span text:style-name="T1">print("Graphics4D object created.")<text:line-break/><text:line-break/></text:span><text:span text:style-name="T3">    </text:span><text:span text:style-name="T1">if gfx.initialize():<text:line-break/></text:span><text:span text:style-name="T3">        </text:span><text:span text:style-name="T1">print("Graphics initialized successfully.")<text:line-break/></text:span><text:span text:style-name="T3">        </text:span><text:span text:style-name="T1"><text:line-break/></text:span><text:span text:style-name="T3">        </text:span><text:span text:style-name="T1"># Clear the screen to black<text:line-break/></text:span><text:span text:style-name="T3">        </text:span><text:span text:style-name="T1">gfx.cls()<text:line-break/></text:span><text:span text:style-name="T3">        </text:span><text:span text:style-name="T1">time.sleep(1)<text:line-break/></text:span><text:span text:style-name="T3">        </text:span><text:span text:style-name="T1"><text:line-break/></text:span><text:span text:style-name="T3">        </text:span><text:span text:style-name="T1"># Draw a filled white rectangle<text:line-break/></text:span><text:span text:style-name="T3">        </text:span><text:span text:style-name="T1">gfx.rectangle_filled(10, 10, 100, 60, WHITE)<text:line-break/></text:span><text:span text:style-name="T3">        </text:span><text:span text:style-name="T1"><text:line-break/></text:span><text:span text:style-name="T3">        </text:span><text:span text:style-name="T1"># Draw a red line<text:line-break/></text:span><text:span text:style-name="T3">        </text:span><text:span text:style-name="T1">gfx.line(20, 70, 150, 90, RED)<text:line-break/><text:line-break/></text:span><text:span text:style-name="T3">        </text:span><text:span text:style-name="T1"># Draw a filled green circle<text:line-break/></text:span><text:soft-page-break/><text:span text:style-name="T3">        </text:span><text:span text:style-name="T1">gfx.circle_filled(200, 120, 30, GREEN)<text:line-break/></text:span><text:span text:style-name="T3">        </text:span><text:span text:style-name="T1"><text:line-break/></text:span><text:span text:style-name="T3">        </text:span><text:span text:style-name="T1"># Print text<text:line-break/></text:span><text:span text:style-name="T3">        </text:span><text:span text:style-name="T1">gfx.move_to(10, 180)<text:line-break/></text:span><text:span text:style-name="T3">        </text:span><text:span text:style-name="T1">gfx.print("Hello from native C++!")<text:line-break/></text:span><text:span text:style-name="T3">        </text:span><text:span text:style-name="T1"><text:line-break/></text:span><text:span text:style-name="T3">        </text:span><text:span text:style-name="T1">print("Drawing complete.")<text:line-break/></text:span><text:span text:style-name="T3">        </text:span><text:span text:style-name="T1"><text:line-break/></text:span><text:span text:style-name="T3">    </text:span><text:span text:style-name="T1">else:<text:line-break/></text:span><text:span text:style-name="T3">        </text:span><text:span text:style-name="T1">print("Failed to initialize graphics.")<text:line-break/><text:line-break/>except Exception as e:<text:line-break/></text:span><text:span text:style-name="T3">    </text:span><text:span text:style-name="T1">print(f"An error occurred: {e}")<text:line-break/></text:span></text:p>
      <text:p text:style-name="P4">This setup provides a much more robust and efficient integration. Viel Erfolg!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20:35:03.177003811</meta:creation-date>
    <dc:date>2025-10-05T20:35:24.434232548</dc:date>
    <meta:editing-duration>PT23S</meta:editing-duration>
    <meta:editing-cycles>1</meta:editing-cycles>
    <meta:document-statistic meta:table-count="0" meta:image-count="0" meta:object-count="0" meta:page-count="3" meta:paragraph-count="26" meta:word-count="384" meta:character-count="2823" meta:non-whitespace-character-count="2272"/>
    <meta:generator>LibreOffice/24.2.7.2$Linux_X86_64 LibreOffice_project/420$Build-2</meta:generator>
  </office:meta>
</office:document-meta>
</file>